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Sans Pro" svg:font-family="'Source Sans Pro', sans-serif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6.392cm" table:align="left" style:shadow="none" style:may-break-between-rows="true" table:border-model="collapsing"/>
    </style:style>
    <style:style style:name="Tabla1.A" style:family="table-column">
      <style:table-column-properties style:column-width="2.895cm"/>
    </style:style>
    <style:style style:name="Tabla1.B" style:family="table-column">
      <style:table-column-properties style:column-width="1.797cm"/>
    </style:style>
    <style:style style:name="Tabla1.C" style:family="table-column">
      <style:table-column-properties style:column-width="3.803cm"/>
    </style:style>
    <style:style style:name="Tabla1.D" style:family="table-column">
      <style:table-column-properties style:column-width="3.101cm"/>
    </style:style>
    <style:style style:name="Tabla1.E" style:family="table-column">
      <style:table-column-properties style:column-width="4.796cm"/>
    </style:style>
    <style:style style:name="Tabla1.1" style:family="table-row">
      <style:table-row-properties fo:background-color="#2980b9">
        <style:background-image/>
      </style:table-row-properties>
    </style:style>
    <style:style style:name="Tabla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2" style:family="table-row">
      <style:table-row-properties style:min-row-height="0.885cm" fo:keep-together="auto"/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Tabla1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B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6" style:family="table-row">
      <style:table-row-properties fo:keep-together="auto"/>
    </style:style>
    <style:style style:name="Tabla1.B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1.B7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7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7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E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8.015cm" fo:margin-left="0cm" table:align="left" style:may-break-between-rows="true" table:border-model="collapsing"/>
    </style:style>
    <style:style style:name="Tabla2.A" style:family="table-column">
      <style:table-column-properties style:column-width="4.644cm"/>
    </style:style>
    <style:style style:name="Tabla2.B" style:family="table-column">
      <style:table-column-properties style:column-width="7.756cm"/>
    </style:style>
    <style:style style:name="Tabla2.C" style:family="table-column">
      <style:table-column-properties style:column-width="5.614cm"/>
    </style:style>
    <style:style style:name="Tabla2.1" style:family="table-row">
      <style:table-row-properties fo:background-color="#2980b9">
        <style:background-image/>
      </style:table-row-properties>
    </style:style>
    <style:style style:name="Tabla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2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8" style:family="table-cell" style:data-style-name="N1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9" style:family="table-cell" style:data-style-name="N10000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12" style:family="table-row">
      <style:table-row-properties style:min-row-height="2.274cm"/>
    </style:style>
    <style:style style:name="Tabla2.13" style:family="table-row">
      <style:table-row-properties style:min-row-height="3.027cm"/>
    </style:style>
    <style:style style:name="Tabla2.B17" style:family="table-cell" style:data-style-name="N10000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18" style:family="table-cell" style:data-style-name="N10000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3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2.B35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C3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698f3" officeooo:paragraph-rsid="001698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93c9" officeooo:paragraph-rsid="001793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44fa" officeooo:paragraph-rsid="001c44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1769" officeooo:paragraph-rsid="001d17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officeooo:paragraph-rsid="001ee6be"/>
    </style:style>
    <style:style style:name="P9" style:family="paragraph" style:parent-style-name="Heading_20_2" style:master-page-name="HTML">
      <style:paragraph-properties style:page-number="auto"/>
    </style:style>
    <style:style style:name="P10" style:family="paragraph" style:parent-style-name="Heading_20_3">
      <style:text-properties officeooo:rsid="001ee6be" officeooo:paragraph-rsid="001ee6be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698f3" officeooo:paragraph-rsid="001698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93c9" officeooo:paragraph-rsid="001793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93c9" officeooo:paragraph-rsid="0018a1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44fa" officeooo:paragraph-rsid="001c44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1769" officeooo:paragraph-rsid="001d17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8a1a4" officeooo:paragraph-rsid="0018a1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ee6be" officeooo:paragraph-rsid="001ee6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fb25f" officeooo:paragraph-rsid="001fb2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e6be" officeooo:paragraph-rsid="001ee6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fo:color="#f28a3e" loext:opacity="100%" fo:font-size="9pt"/>
    </style:style>
    <style:style style:name="T3" style:family="text">
      <style:text-properties fo:color="#595959" loext:opacity="100%" loext:padding="0cm" loext:border="none"/>
    </style:style>
    <style:style style:name="T4" style:family="text">
      <style:text-properties fo:color="#a6a6a6" loext:opacity="100%"/>
    </style:style>
    <style:style style:name="T5" style:family="text">
      <style:text-properties officeooo:rsid="001ee6be"/>
    </style:style>
    <style:style style:name="T6" style:family="text">
      <style:text-properties officeooo:rsid="002054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office:annotation loext:resolved="false"><dc:date>2025-05-28T11:16:20.313669224</dc:date><text:p text:style-name="Comment">HTML: &lt;meta http-equiv="X-UA-Compatible" content="IE=edge"&gt;</text:p></office:annotation>Attribute Grammar</text:h>
      <text:h text:style-name="Heading_20_3" text:outline-level="3">Attributes</text:h>
      <table:table table:name="Tabla1" table:style-name="Tabla1" table:template-name="Simple Grid Rows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">Symbol</text:p>
          </table:table-cell>
          <table:table-cell table:style-name="Tabla1.B1" office:value-type="string">
            <text:p text:style-name="P1">Attribute Name</text:p>
          </table:table-cell>
          <table:table-cell table:style-name="Tabla1.B1" office:value-type="string">
            <text:p text:style-name="P1">Java Type</text:p>
          </table:table-cell>
          <table:table-cell table:style-name="Tabla1.B1" office:value-type="string">
            <text:p text:style-name="P1">Inherited/Synthesized</text:p>
          </table:table-cell>
          <table:table-cell table:style-name="Tabla1.A1" office:value-type="string">
            <text:p text:style-name="P1">Description</text:p>
          </table:table-cell>
        </table:table-row>
        <table:table-row table:style-name="Tabla1.2">
          <table:table-cell table:style-name="Tabla1.A2" office:value-type="string">
            <text:p text:style-name="P19">variable</text:p>
          </table:table-cell>
          <table:table-cell table:style-name="Tabla1.B2" office:value-type="string">
            <text:p text:style-name="P19">varDef</text:p>
          </table:table-cell>
          <table:table-cell table:style-name="Tabla1.C2" office:value-type="string">
            <text:p text:style-name="P19">VarDefinition</text:p>
          </table:table-cell>
          <table:table-cell table:style-name="Tabla1.D2" office:value-type="string">
            <text:p text:style-name="P19">synthesized</text:p>
          </table:table-cell>
          <table:table-cell table:style-name="Tabla1.E2" office:value-type="string">
            <text:p text:style-name="P19">Guardar referencia</text:p>
          </table:table-cell>
        </table:table-row>
        <table:table-row>
          <table:table-cell table:style-name="Tabla1.A3" office:value-type="string">
            <text:p text:style-name="P19">varDefinition</text:p>
          </table:table-cell>
          <table:table-cell table:style-name="Tabla1.B3" office:value-type="string">
            <text:p text:style-name="P19">scope</text:p>
          </table:table-cell>
          <table:table-cell table:style-name="Tabla1.C3" office:value-type="string">
            <text:p text:style-name="P19">int</text:p>
          </table:table-cell>
          <table:table-cell table:style-name="Tabla1.D3" office:value-type="string">
            <text:p text:style-name="P19">synthesized</text:p>
          </table:table-cell>
          <table:table-cell table:style-name="Tabla1.E3" office:value-type="string">
            <text:p text:style-name="P19">Local o Global</text:p>
          </table:table-cell>
        </table:table-row>
        <table:table-row table:style-name="Tabla1.4">
          <table:table-cell table:style-name="Tabla1.A2" office:value-type="string">
            <text:p text:style-name="P19">FunctionCall (both)</text:p>
          </table:table-cell>
          <table:table-cell table:style-name="Tabla1.B4" office:value-type="string">
            <text:p text:style-name="P19">func</text:p>
          </table:table-cell>
          <table:table-cell table:style-name="Tabla1.C4" office:value-type="string">
            <text:p text:style-name="P19">FunctionDefinition</text:p>
          </table:table-cell>
          <table:table-cell table:style-name="Tabla1.D4" office:value-type="string">
            <text:p text:style-name="P19">synthesized</text:p>
          </table:table-cell>
          <table:table-cell table:style-name="Tabla1.E4" office:value-type="string">
            <text:p text:style-name="P19">Guardar referencia</text:p>
          </table:table-cell>
        </table:table-row>
        <table:table-row table:style-name="Tabla1.5">
          <table:table-cell table:style-name="Tabla1.A3" office:value-type="string">
            <text:p text:style-name="P19">run</text:p>
          </table:table-cell>
          <table:table-cell table:style-name="Tabla1.B5" office:value-type="string">
            <text:p text:style-name="P19">func</text:p>
          </table:table-cell>
          <table:table-cell table:style-name="Tabla1.C5" office:value-type="string">
            <text:p text:style-name="P19">functionDefinition</text:p>
          </table:table-cell>
          <table:table-cell table:style-name="Tabla1.D5" office:value-type="string">
            <text:p text:style-name="P19">synthesized</text:p>
          </table:table-cell>
          <table:table-cell table:style-name="Tabla1.E5" office:value-type="string">
            <text:p text:style-name="P19">Guardar referencia</text:p>
          </table:table-cell>
        </table:table-row>
        <table:table-row table:style-name="Tabla1.6">
          <table:table-cell table:style-name="Tabla1.A2" office:value-type="string">
            <text:p text:style-name="P19">structype</text:p>
          </table:table-cell>
          <table:table-cell table:style-name="Tabla1.B6" office:value-type="string">
            <text:p text:style-name="P19">structDef</text:p>
          </table:table-cell>
          <table:table-cell table:style-name="Tabla1.C6" office:value-type="string">
            <text:p text:style-name="P19">structDefinition</text:p>
          </table:table-cell>
          <table:table-cell table:style-name="Tabla1.D6" office:value-type="string">
            <text:p text:style-name="P19">synthesized</text:p>
          </table:table-cell>
          <table:table-cell table:style-name="Tabla1.E6" office:value-type="string">
            <text:p text:style-name="P19">Guardar referencia</text:p>
          </table:table-cell>
        </table:table-row>
        <table:table-row>
          <table:table-cell table:style-name="Tabla1.A7" office:value-type="string">
            <text:p text:style-name="P19">fieldDef</text:p>
          </table:table-cell>
          <table:table-cell table:style-name="Tabla1.B7" office:value-type="string">
            <text:p text:style-name="P19">structDef</text:p>
          </table:table-cell>
          <table:table-cell table:style-name="Tabla1.C7" office:value-type="string">
            <text:p text:style-name="P19">structDefinition</text:p>
          </table:table-cell>
          <table:table-cell table:style-name="Tabla1.D7" office:value-type="string">
            <text:p text:style-name="P19">synthesized</text:p>
          </table:table-cell>
          <table:table-cell table:style-name="Tabla1.E7" office:value-type="string">
            <text:p text:style-name="P19">Guardar referencia</text:p>
          </table:table-cell>
        </table:table-row>
      </table:table>
      <text:h text:style-name="P10" text:outline-level="3">Sumado a las siguientes tablas y Mapas:</text:h>
      <text:p text:style-name="P8"><text:span text:style-name="T5">VarDefinitions, structDefinitions, fieldDefinitions, functionDefinitions, functionCreations</text:span></text:p>
      <text:h text:style-name="Heading_20_3" text:outline-level="3">Rules</text:h>
      <table:table table:name="Tabla2" table:style-name="Tabla2" table:template-name="Simple Grid Rows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Node</text:p>
          </table:table-cell>
          <table:table-cell table:style-name="Tabla2.B1" office:value-type="string">
            <text:p text:style-name="P1">Predicates</text:p>
          </table:table-cell>
          <table:table-cell table:style-name="Tabla2.A1" office:value-type="string">
            <text:p text:style-name="P1">Semantic Functions</text:p>
          </table:table-cell>
        </table:table-row>
        <table:table-row table:style-name="Tabla2.2">
          <table:table-cell table:style-name="Tabla2.A2" office:value-type="string">
            <text:p text:style-name="P2"><text:span text:style-name="T1">program</text:span> → <text:span text:style-name="T2">name</text:span>:<text:span text:style-name="T3">string</text:span> <text:span text:style-name="T3">definition*</text:span> <text:span text:style-name="T3">functionCreation*</text:span> <text:span text:style-name="T3">functionDefinition*</text:span> <text:span text:style-name="T3">run</text:span></text:p>
          </table:table-cell>
          <table:table-cell table:style-name="Tabla2.B2" office:value-type="string">
            <text:p text:style-name="P17"/>
          </table:table-cell>
          <table:table-cell table:style-name="Tabla2.A2" office:value-type="string">
            <text:p text:style-name="P17"/>
          </table:table-cell>
        </table:table-row>
        <table:table-row>
          <table:table-cell table:style-name="Tabla2.A3" office:value-type="string">
            <text:p text:style-name="P2"><text:span text:style-name="T1">functionCreation</text:span> → <text:span text:style-name="T2">name</text:span>:<text:span text:style-name="T3">string</text:span></text:p>
          </table:table-cell>
          <table:table-cell table:style-name="Tabla2.B3" office:value-type="string">
            <text:p text:style-name="P17">Not FunctionCreation in functionCreations</text:p>
          </table:table-cell>
          <table:table-cell table:style-name="Tabla2.A3" office:value-type="string">
            <text:p text:style-name="P17">FunctionCreations.add(functionCreation)</text:p>
          </table:table-cell>
        </table:table-row>
        <table:table-row>
          <table:table-cell table:style-name="Tabla2.A2" office:value-type="string">
            <text:p text:style-name="P2"><text:span text:style-name="T1">varDefinition</text:span><text:span text:style-name="T4">:definition</text:span> → <text:span text:style-name="T2">name</text:span>:<text:span text:style-name="T3">string</text:span> <text:span text:style-name="T3">type</text:span></text:p>
          </table:table-cell>
          <table:table-cell table:style-name="Tabla2.B2" office:value-type="string">
            <text:p text:style-name="P17">Not VarDefinition in varDefinitions (from Top)</text:p>
          </table:table-cell>
          <table:table-cell table:style-name="Tabla2.A2" office:value-type="string">
            <text:p text:style-name="P17">VarDefinitions.add(varDefinition)</text:p>
            <text:p text:style-name="P17">setScope(varDefinitions.scope)</text:p>
          </table:table-cell>
        </table:table-row>
        <table:table-row>
          <table:table-cell table:style-name="Tabla2.A3" office:value-type="string">
            <text:p text:style-name="P2"><text:span text:style-name="T1">structDefinition</text:span><text:span text:style-name="T4">:definition</text:span> → <text:span text:style-name="T2">name</text:span>:<text:span text:style-name="T3">string</text:span> <text:span text:style-name="T3">fieldDefinition*</text:span></text:p>
          </table:table-cell>
          <table:table-cell table:style-name="Tabla2.B3" office:value-type="string">
            <text:p text:style-name="P17">Not StructDefinition in structDefinitions</text:p>
          </table:table-cell>
          <table:table-cell table:style-name="Tabla2.A3" office:value-type="string">
            <text:p text:style-name="P17">StructDefinitions.add(structDefinition)</text:p>
            <text:p text:style-name="P17">for field in fields:</text:p>
            <text:p text:style-name="P17"><text:s text:c="2"/>field.setStructDef = structDef</text:p>
          </table:table-cell>
        </table:table-row>
        <table:table-row>
          <table:table-cell table:style-name="Tabla2.A2" office:value-type="string">
            <text:p text:style-name="P2"><text:span text:style-name="T1">fieldDefinition</text:span><text:span text:style-name="T4">:definition</text:span> → <text:span text:style-name="T2">name</text:span>:<text:span text:style-name="T3">string</text:span> <text:span text:style-name="T3">type</text:span></text:p>
          </table:table-cell>
          <table:table-cell table:style-name="Tabla2.B2" office:value-type="string">
            <text:p text:style-name="P17">Not fieldDefinition in fieldDefinitions</text:p>
          </table:table-cell>
          <table:table-cell table:style-name="Tabla2.A2" office:value-type="string">
            <text:p text:style-name="P17">FieldDefinitions.add(fieldDefinition)</text:p>
          </table:table-cell>
        </table:table-row>
        <table:table-row>
          <table:table-cell table:style-name="Tabla2.A3" office:value-type="string">
            <text:p text:style-name="P2"><text:span text:style-name="T1">functionDefinition</text:span><text:span text:style-name="T4">:definition</text:span> → <text:span text:style-name="T2">name</text:span>:<text:span text:style-name="T3">string</text:span> <text:span text:style-name="T2">parameters</text:span>:<text:span text:style-name="T3">varDefinition*</text:span> <text:span text:style-name="T3">type?</text:span> <text:span text:style-name="T2">locals</text:span>:<text:span text:style-name="T3">varDefinition*</text:span> <text:span text:style-name="T3">statement*</text:span></text:p>
          </table:table-cell>
          <table:table-cell table:style-name="Tabla2.B3" office:value-type="string">
            <text:p text:style-name="P17">Not FunctionDef in funcDefs</text:p>
          </table:table-cell>
          <table:table-cell table:style-name="Tabla2.A3" office:value-type="string">
            <text:p text:style-name="P18">FuncDefinitions.add(funcDefinition)</text:p>
          </table:table-cell>
        </table:table-row>
        <table:table-row>
          <table:table-cell table:style-name="Tabla2.A2" office:value-type="string">
            <text:p text:style-name="P2"><text:span text:style-name="T1">print</text:span><text:span text:style-name="T4">:statement</text:span> → <text:span text:style-name="T3">expression*</text:span></text:p>
          </table:table-cell>
          <table:table-cell table:style-name="Tabla2.B2" office:value-type="string">
            <text:p text:style-name="P4"/>
          </table:table-cell>
          <table:table-cell table:style-name="Tabla2.C8">
            <text:p text:style-name="P3"/>
          </table:table-cell>
        </table:table-row>
        <table:table-row>
          <table:table-cell table:style-name="Tabla2.A3" office:value-type="string">
            <text:p text:style-name="P2"><text:span text:style-name="T1">println</text:span><text:span text:style-name="T4">:statement</text:span> → <text:span text:style-name="T3">expression*</text:span></text:p>
          </table:table-cell>
          <table:table-cell table:style-name="Tabla2.B3" office:value-type="string">
            <text:p text:style-name="P4"/>
          </table:table-cell>
          <table:table-cell table:style-name="Tabla2.C9">
            <text:p text:style-name="P3"/>
          </table:table-cell>
        </table:table-row>
        <table:table-row>
          <table:table-cell table:style-name="Tabla2.A2" office:value-type="string">
            <text:p text:style-name="P2"><text:span text:style-name="T1">read</text:span><text:span text:style-name="T4">:statement</text:span> → <text:span text:style-name="T3">expression*</text:span></text:p>
          </table:table-cell>
          <table:table-cell table:style-name="Tabla2.B2" office:value-type="string">
            <text:p text:style-name="P4"/>
          </table:table-cell>
          <table:table-cell table:style-name="Tabla2.C8">
            <text:p text:style-name="P3"/>
          </table:table-cell>
        </table:table-row>
        <table:table-row>
          <table:table-cell table:style-name="Tabla2.A3" office:value-type="string">
            <text:p text:style-name="P2"><text:span text:style-name="T1">functionCallStatement</text:span><text:span text:style-name="T4">:statement</text:span> → <text:span text:style-name="T2">name</text:span>:<text:span text:style-name="T3">string</text:span> <text:span text:style-name="T3">expression*</text:span></text:p>
          </table:table-cell>
          <table:table-cell table:style-name="Tabla2.B3" office:value-type="string">
            <text:p text:style-name="P18">FunctionCall in FunctionDefinitions</text:p>
          </table:table-cell>
          <table:table-cell table:style-name="Tabla2.A3" office:value-type="string">
            <text:p text:style-name="P18">FunctionCall.funcDef(funcDefFound)</text:p>
          </table:table-cell>
        </table:table-row>
        <table:table-row table:style-name="Tabla2.12">
          <table:table-cell table:style-name="Tabla2.A2" office:value-type="string">
            <text:p text:style-name="P2"><text:span text:style-name="T1">assignment</text:span><text:span text:style-name="T4">:statement</text:span> → <text:span text:style-name="T2">left</text:span>:<text:span text:style-name="T3">expression</text:span> <text:span text:style-name="T2">right</text:span>:<text:span text:style-name="T3">expression</text:span></text:p>
          </table:table-cell>
          <table:table-cell table:style-name="Tabla2.B2" office:value-type="string">
            <text:p text:style-name="P4"/>
          </table:table-cell>
          <table:table-cell table:style-name="Tabla2.C8">
            <text:p text:style-name="P3"/>
          </table:table-cell>
        </table:table-row>
        <text:soft-page-break/>
        <table:table-row table:style-name="Tabla2.13">
          <table:table-cell table:style-name="Tabla2.A3" office:value-type="string">
            <text:p text:style-name="P2"><text:span text:style-name="T1">conditional</text:span><text:span text:style-name="T4">:statement</text:span> → <text:span text:style-name="T3">expression</text:span> <text:span text:style-name="T2">ifStatements</text:span>:<text:span text:style-name="T3">statement*</text:span> <text:span text:style-name="T2">elseStatements</text:span>:<text:span text:style-name="T3">statement*</text:span></text:p>
          </table:table-cell>
          <table:table-cell table:style-name="Tabla2.B3" office:value-type="string">
            <text:p text:style-name="P4"/>
          </table:table-cell>
          <table:table-cell table:style-name="Tabla2.A3" office:value-type="string">
            <text:p text:style-name="P4"/>
          </table:table-cell>
        </table:table-row>
        <table:table-row>
          <table:table-cell table:style-name="Tabla2.A2" office:value-type="string">
            <text:p text:style-name="P2"><text:span text:style-name="T1">loop</text:span><text:span text:style-name="T4">:statement</text:span> → <text:span text:style-name="T2">fromStatements</text:span>:<text:span text:style-name="T3">statement*</text:span> <text:span text:style-name="T3">expression</text:span> <text:span text:style-name="T2">loopStatements</text:span>:<text:span text:style-name="T3">statement*</text:span></text:p>
          </table:table-cell>
          <table:table-cell table:style-name="Tabla2.B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>
          <table:table-cell table:style-name="Tabla2.A3" office:value-type="string">
            <text:p text:style-name="P2"><text:span text:style-name="T1">return</text:span><text:span text:style-name="T4">:statement</text:span> → <text:span text:style-name="T3">expression?</text:span></text:p>
          </table:table-cell>
          <table:table-cell table:style-name="Tabla2.B3" office:value-type="string">
            <text:p text:style-name="P5"/>
          </table:table-cell>
          <table:table-cell table:style-name="Tabla2.C9">
            <text:p text:style-name="P3"/>
          </table:table-cell>
        </table:table-row>
        <table:table-row>
          <table:table-cell table:style-name="Tabla2.A2" office:value-type="string">
            <text:p text:style-name="P2"><text:span text:style-name="T1">run</text:span> → <text:span text:style-name="T2">name</text:span>:<text:span text:style-name="T3">string</text:span> <text:span text:style-name="T3">expression*</text:span></text:p>
          </table:table-cell>
          <table:table-cell table:style-name="Tabla2.B2" office:value-type="string">
            <text:p text:style-name="P18">Run in FunctionCreations</text:p>
          </table:table-cell>
          <table:table-cell table:style-name="Tabla2.A2" office:value-type="string">
            <text:p text:style-name="P18">Run.setFuncDef(funcDefFound)</text:p>
          </table:table-cell>
        </table:table-row>
        <table:table-row>
          <table:table-cell table:style-name="Tabla2.A3" office:value-type="string">
            <text:p text:style-name="P2"><text:span text:style-name="T1">intType</text:span><text:span text:style-name="T4">:type</text:span> → ε</text:p>
          </table:table-cell>
          <table:table-cell table:style-name="Tabla2.B17">
            <text:p text:style-name="P3"/>
          </table:table-cell>
          <table:table-cell table:style-name="Tabla2.C9">
            <text:p text:style-name="P3"/>
          </table:table-cell>
        </table:table-row>
        <table:table-row>
          <table:table-cell table:style-name="Tabla2.A2" office:value-type="string">
            <text:p text:style-name="P2"><text:span text:style-name="T1">realType</text:span><text:span text:style-name="T4">:type</text:span> → ε</text:p>
          </table:table-cell>
          <table:table-cell table:style-name="Tabla2.B18">
            <text:p text:style-name="P3"/>
          </table:table-cell>
          <table:table-cell table:style-name="Tabla2.C8">
            <text:p text:style-name="P3"/>
          </table:table-cell>
        </table:table-row>
        <table:table-row>
          <table:table-cell table:style-name="Tabla2.A3" office:value-type="string">
            <text:p text:style-name="P2"><text:span text:style-name="T1">charType</text:span><text:span text:style-name="T4">:type</text:span> → ε</text:p>
          </table:table-cell>
          <table:table-cell table:style-name="Tabla2.B17">
            <text:p text:style-name="P3"/>
          </table:table-cell>
          <table:table-cell table:style-name="Tabla2.C9">
            <text:p text:style-name="P3"/>
          </table:table-cell>
        </table:table-row>
        <table:table-row>
          <table:table-cell table:style-name="Tabla2.A2" office:value-type="string">
            <text:p text:style-name="P2"><text:span text:style-name="T1">arrayType</text:span><text:span text:style-name="T4">:type</text:span> → <text:span text:style-name="T2">intValue</text:span>:<text:span text:style-name="T3">int</text:span> <text:span text:style-name="T3">type</text:span></text:p>
          </table:table-cell>
          <table:table-cell table:style-name="Tabla2.B18">
            <text:p text:style-name="P3"/>
          </table:table-cell>
          <table:table-cell table:style-name="Tabla2.C8">
            <text:p text:style-name="P3"/>
          </table:table-cell>
        </table:table-row>
        <table:table-row>
          <table:table-cell table:style-name="Tabla2.A3" office:value-type="string">
            <text:p text:style-name="P2"><text:span text:style-name="T1">structType</text:span><text:span text:style-name="T4">:type</text:span> → <text:span text:style-name="T2">name</text:span>:<text:span text:style-name="T3">string</text:span></text:p>
          </table:table-cell>
          <table:table-cell table:style-name="Tabla2.B17">
            <text:p text:style-name="P3"/>
          </table:table-cell>
          <table:table-cell table:style-name="Tabla2.C9">
            <text:p text:style-name="P3"/>
          </table:table-cell>
        </table:table-row>
        <table:table-row>
          <table:table-cell table:style-name="Tabla2.A2" office:value-type="string">
            <text:p text:style-name="P2"><text:span text:style-name="T1">voidType</text:span><text:span text:style-name="T4">:type</text:span> → ε</text:p>
          </table:table-cell>
          <table:table-cell table:style-name="Tabla2.B18">
            <text:p text:style-name="P3"/>
          </table:table-cell>
          <table:table-cell table:style-name="Tabla2.C8">
            <text:p text:style-name="P3"/>
          </table:table-cell>
        </table:table-row>
        <table:table-row>
          <table:table-cell table:style-name="Tabla2.A3" office:value-type="string">
            <text:p text:style-name="P2"><text:span text:style-name="T1">variable</text:span><text:span text:style-name="T4">:expression</text:span> → <text:span text:style-name="T2">name</text:span>:<text:span text:style-name="T3">string</text:span></text:p>
          </table:table-cell>
          <table:table-cell table:style-name="Tabla2.B17">
            <text:p text:style-name="P3"/>
          </table:table-cell>
          <table:table-cell table:style-name="Tabla2.A3" office:value-type="string">
            <text:p text:style-name="P5"/>
          </table:table-cell>
        </table:table-row>
        <table:table-row>
          <table:table-cell table:style-name="Tabla2.A2" office:value-type="string">
            <text:p text:style-name="P2"><text:span text:style-name="T1">intLiteral</text:span><text:span text:style-name="T4">:expression</text:span> → <text:span text:style-name="T2">intValue</text:span>:<text:span text:style-name="T3">int</text:span></text:p>
          </table:table-cell>
          <table:table-cell table:style-name="Tabla2.B18">
            <text:p text:style-name="P3"/>
          </table:table-cell>
          <table:table-cell table:style-name="Tabla2.A2" office:value-type="string">
            <text:p text:style-name="P5"/>
          </table:table-cell>
        </table:table-row>
        <table:table-row>
          <table:table-cell table:style-name="Tabla2.A3" office:value-type="string">
            <text:p text:style-name="P2"><text:span text:style-name="T1">realLiteral</text:span><text:span text:style-name="T4">:expression</text:span> → <text:span text:style-name="T2">floatValue</text:span>:<text:span text:style-name="T3">float</text:span></text:p>
          </table:table-cell>
          <table:table-cell table:style-name="Tabla2.B17">
            <text:p text:style-name="P3"/>
          </table:table-cell>
          <table:table-cell table:style-name="Tabla2.A3" office:value-type="string">
            <text:p text:style-name="P5"/>
          </table:table-cell>
        </table:table-row>
        <table:table-row>
          <table:table-cell table:style-name="Tabla2.A2" office:value-type="string">
            <text:p text:style-name="P2"><text:span text:style-name="T1">charLiteral</text:span><text:span text:style-name="T4">:expression</text:span> → <text:span text:style-name="T2">name</text:span>:<text:span text:style-name="T3">string</text:span></text:p>
          </table:table-cell>
          <table:table-cell table:style-name="Tabla2.B18">
            <text:p text:style-name="P3"/>
          </table:table-cell>
          <table:table-cell table:style-name="Tabla2.A2" office:value-type="string">
            <text:p text:style-name="P16"/>
          </table:table-cell>
        </table:table-row>
        <table:table-row>
          <table:table-cell table:style-name="Tabla2.A3" office:value-type="string">
            <text:p text:style-name="P2"><text:span text:style-name="T1">functionCallExpression</text:span><text:span text:style-name="T4">:expression</text:span> → <text:span text:style-name="T2">name</text:span>:<text:span text:style-name="T3">string</text:span> <text:span text:style-name="T3">expression*</text:span></text:p>
          </table:table-cell>
          <table:table-cell table:style-name="Tabla2.B3" office:value-type="string">
            <text:p text:style-name="P18">FunctionCall in FunctionDefinitions</text:p>
          </table:table-cell>
          <table:table-cell table:style-name="Tabla2.A3" office:value-type="string">
            <text:p text:style-name="P18">FunctionCall.funcDef(funcDefFound)</text:p>
          </table:table-cell>
        </table:table-row>
        <table:table-row>
          <table:table-cell table:style-name="Tabla2.A2" office:value-type="string">
            <text:p text:style-name="P2"><text:span text:style-name="T1">structAccess</text:span><text:span text:style-name="T4">:expression</text:span> → <text:span text:style-name="T2">expr</text:span>:<text:span text:style-name="T3">expression</text:span> <text:span text:style-name="T2">name</text:span>:<text:span text:style-name="T3">string</text:span></text:p>
          </table:table-cell>
          <table:table-cell table:style-name="Tabla2.B2" office:value-type="string">
            <text:p text:style-name="P6"/>
          </table:table-cell>
          <table:table-cell table:style-name="Tabla2.A2" office:value-type="string">
            <text:p text:style-name="P6"/>
          </table:table-cell>
        </table:table-row>
        <table:table-row>
          <table:table-cell table:style-name="Tabla2.A3" office:value-type="string">
            <text:p text:style-name="P2"><text:span text:style-name="T1">arrayAccess</text:span><text:span text:style-name="T4">:expression</text:span> → <text:span text:style-name="T2">left</text:span>:<text:span text:style-name="T3">expression</text:span> <text:span text:style-name="T2">right</text:span>:<text:span text:style-name="T3">expression</text:span></text:p>
          </table:table-cell>
          <table:table-cell table:style-name="Tabla2.B3" office:value-type="string">
            <text:p text:style-name="P6"/>
          </table:table-cell>
          <table:table-cell table:style-name="Tabla2.A3" office:value-type="string">
            <text:p text:style-name="P6"/>
          </table:table-cell>
        </table:table-row>
        <table:table-row>
          <table:table-cell table:style-name="Tabla2.A2" office:value-type="string">
            <text:p text:style-name="P2"><text:span text:style-name="T1">cast</text:span><text:span text:style-name="T4">:expression</text:span> → <text:span text:style-name="T2">castType</text:span>:<text:span text:style-name="T3">type</text:span> <text:span text:style-name="T3">expression</text:span></text:p>
          </table:table-cell>
          <table:table-cell table:style-name="Tabla2.B2" office:value-type="string">
            <text:p text:style-name="P6"/>
          </table:table-cell>
          <table:table-cell table:style-name="Tabla2.A2" office:value-type="string">
            <text:p text:style-name="P6"/>
          </table:table-cell>
        </table:table-row>
        <table:table-row>
          <table:table-cell table:style-name="Tabla2.A3" office:value-type="string">
            <text:p text:style-name="P2"><text:span text:style-name="T1">arithmeticBinary</text:span><text:span text:style-name="T4">:expression</text:span> → <text:span text:style-name="T2">left</text:span>:<text:span text:style-name="T3">expression</text:span> <text:span text:style-name="T2">operator</text:span>:<text:span text:style-name="T3">string</text:span> <text:span text:style-name="T2">right</text:span>:<text:span text:style-name="T3">expression</text:span></text:p>
          </table:table-cell>
          <table:table-cell table:style-name="Tabla2.B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  <table:table-row>
          <table:table-cell table:style-name="Tabla2.A2" office:value-type="string">
            <text:p text:style-name="P2"><text:span text:style-name="T1">arithmeticUnary</text:span><text:span text:style-name="T4">:expression</text:span> → <text:span text:style-name="T2">operator</text:span>:<text:span text:style-name="T3">string</text:span> <text:span text:style-name="T2">expr</text:span>:<text:span text:style-name="T3">expression</text:span></text:p>
          </table:table-cell>
          <table:table-cell table:style-name="Tabla2.B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3" office:value-type="string">
            <text:p text:style-name="P2"><text:span text:style-name="T1">logicBinary</text:span><text:span text:style-name="T4">:expression</text:span> → <text:span text:style-name="T2">left</text:span>:<text:span text:style-name="T3">expression</text:span> <text:span text:style-name="T2">operator</text:span>:<text:span text:style-name="T3">string</text:span> <text:span text:style-name="T2">right</text:span>:<text:span text:style-name="T3">expression</text:span></text:p>
          </table:table-cell>
          <table:table-cell table:style-name="Tabla2.B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  <table:table-row>
          <table:table-cell table:style-name="Tabla2.A2" office:value-type="string">
            <text:p text:style-name="P2"><text:span text:style-name="T1">logicUnary</text:span><text:span text:style-name="T4">:expression</text:span> → <text:span text:style-name="T2">operator</text:span>:<text:span text:style-name="T3">string</text:span> <text:span text:style-name="T2">expr</text:span>:<text:span text:style-name="T3">expression</text:span></text:p>
          </table:table-cell>
          <table:table-cell table:style-name="Tabla2.B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ext:soft-page-break/>
        <table:table-row>
          <table:table-cell table:style-name="Tabla2.A35" office:value-type="string">
            <text:p text:style-name="P2"><text:span text:style-name="T1">relationalBinary</text:span><text:span text:style-name="T4">:expression</text:span> → <text:span text:style-name="T2">left</text:span>:<text:span text:style-name="T3">expression</text:span> <text:span text:style-name="T2">operator</text:span>:<text:span text:style-name="T3">string</text:span> <text:span text:style-name="T2">right</text:span>:<text:span text:style-name="T3">expression</text:span></text:p>
          </table:table-cell>
          <table:table-cell table:style-name="Tabla2.B35" office:value-type="string">
            <text:p text:style-name="P7"/>
          </table:table-cell>
          <table:table-cell table:style-name="Tabla2.C35" office:value-type="string">
            <text:p text:style-name="P7"/>
          </table:table-cell>
        </table:table-row>
      </table:table>
      <text:p text:style-name="Text_20_body"><text:line-break/>Operators samples (cut &amp; paste if needed):<text:line-break/>⇒ ⇔ ≠ ∅ ∈ ∉ ∪ ∩ ⊂ ⊄ ∑ ∃ ∀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Sans Pro" svg:font-family="'Source Sans Pro', sans-serif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Unifon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595959" loext:opacity="100%" style:font-name="Source Sans Pro" fo:font-family="'Source Sans Pro', sans-serif" fo:font-size="10.5pt" style:font-name-asian="Source Sans Pro" style:font-family-asian="'Source Sans Pro', sans-serif" style:font-size-asian="10.5pt" style:font-name-complex="Source Sans Pro" style:font-family-complex="'Source Sans Pro', sans-serif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ttribute Grammar</dc:title>
    <dc:date>2025-05-28T12:36:54.502404663</dc:date>
    <meta:editing-duration>PT28M45S</meta:editing-duration>
    <meta:editing-cycles>8</meta:editing-cycles>
    <meta:generator>LibreOffice/24.2.7.2$Linux_X86_64 LibreOffice_project/420$Build-2</meta:generator>
    <meta:document-statistic meta:table-count="2" meta:image-count="0" meta:object-count="0" meta:page-count="3" meta:paragraph-count="97" meta:word-count="265" meta:character-count="2937" meta:non-whitespace-character-count="2765"/>
    <meta:user-defined meta:name=""/>
    <meta:user-defined meta:name="viewport">width=device-width, initial-scale=1</meta:user-defined>
  </office:meta>
</office:document-meta>
</file>